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Change pivot point (default is center)
                                                                        <text:s text:c="4"/>
                                                                        <text:span text:style-name="T2">Boolean</text:span>
                                                                    </text:h>
                                                                </text:list-item>
                                                            </text:list>
                                                        </text:list-item>
                                                    </text:list>
                                                </text:list-item>
                                            </text:list>
                                            <text:p text:style-name="Standard">If enabled then specify the image pivot point X and Y coordinate.</text:p>,
                                            <text:list xml:id="list_Image6" text:continue-numbering="true" text:continue-list="list_Image5"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8" text:continue-numbering="true" text:continue-list="list_Image7"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9" text:continue-numbering="true" text:continue-list="list_Image8"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ext:list xml:id="list_Image10" text:continue-numbering="true" text:continue-list="list_Image9" text:style-name="Outline">
                                                <text:list-item>
                                                    <text:list>
                                                        <text:list-item>
                                                            <text:list>
                                                                <text:list-item>
                                                                    <text:h text:style-name="Heading_20_3" text:outline-level="3">
                                                                        Inner align
                                                                        <text:s text:c="4"/>
                                                                        <text:span text:style-name="T2">Enum</text:span>
                                                                    </text:h>
                                                                </text:list-item>
                                                            </text:list>
                                                        </text:list-item>
                                                    </text:list>
                                                </text:list-item>
                                            </text:list>
                                            <text:p text:style-name="Standard">By default the image widget's width and height will be sized automatically according to the image source. If the widget's width or height is set the larger value the thisinner_align property tells how to align the image source inside the widget.</text:p>,
                                            <text:list xml:id="list_Image11" text:continue-numbering="true" text:continue-list="list_Image10" text:style-name="Outline">
                                                <text:list-item>
                                                    <text:list>
                                                        <text:list-item>
                                                            <text:list>
                                                                <text:list-item>
                                                                    <text:h text:style-name="Heading_20_3" text:outline-level="3">
                                                                        Size mode
                                                                        <text:s text:c="4"/>
                                                                        <text:span text:style-name="T2">Enum</text:span>
                                                                    </text:h>
                                                                </text:list-item>
                                                            </text:list>
                                                        </text:list-item>
                                                    </text:list>
                                                </text:list-item>
                                            </text:list>
                                            <text:p text:style-name="Standard">Controls how the image size is handled within the widget (LVGL 8.x only).</text:p>
                    <text:list xml:id="list_Image12" text:style-name="List_20_1">
                        
                        <text:list-item>
                            <text:p text:style-name="List_20_1">
                                <text:span text:style-name="strong">VIRTUAL</text:span> (default): The widget size is automatically adjusted to match the image source size.
                            </text:p>
                            
                        </text:list-item>
                        
                    

                        <text:list-item>
                            <text:p text:style-name="List_20_1">
                                <text:span text:style-name="strong">REAL</text:span>: The image is displayed in its actual size regardless of the widget size.
                            </text:p>
                            
                        </text:list-item>
                        
                    
                    </text:list>
                ,
                                            <text:list xml:id="list_Image13" text:continue-numbering="true" text:continue-list="list_Image11"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needle value on the scale. This property is only visible when the Image widget is used as a child of a Scale widget (scale needle mode).</text:p>,
                                            <text:list xml:id="list_Image14" text:continue-numbering="true" text:continue-list="list_Image13"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 This property is only visible in scale needle mode.</text:p>,
                                            <text:list xml:id="list_Image15" text:continue-numbering="true" text:continue-list="list_Image1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needle value of the Image in the project editor will be this value. Only available when <text:span text:style-name="backtick">Value type</text:span> is set to <text:span text:style-name="backtick">Expression</text:span>. This property is only visible in scale needle mod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16" text:continue-numbering="true" text:continue-list="list_Image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Image17" text:continue-numbering="true" text:continue-list="list_Image1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Image18" text:continue-numbering="true" text:continue-list="list_Image1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Image1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20" text:continue-numbering="true" text:continue-list="list_Image18"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Image21" text:continue-numbering="true" text:continue-list="list_Image2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22" text:continue-numbering="true" text:continue-list="list_Image2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2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24" text:continue-numbering="true" text:continue-list="list_Image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25" text:continue-numbering="true" text:continue-list="list_Image2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2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27" text:continue-numbering="true" text:continue-list="list_Image2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28" text:continue-numbering="true" text:continue-list="list_Image2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30" text:continue-numbering="true" text:continue-list="list_Image2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31" text:continue-numbering="true" text:continue-list="list_Image3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3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Image33" text:continue-numbering="true" text:continue-list="list_Image3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Image34" text:continue-numbering="true" text:continue-list="list_Image3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35" text:continue-numbering="true" text:continue-list="list_Image3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age36" text:continue-numbering="true" text:continue-list="list_Image3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37" text:continue-numbering="true" text:continue-list="list_Image3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38" text:continue-numbering="true" text:continue-list="list_Image3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39" text:continue-numbering="true" text:continue-list="list_Image3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40" text:continue-numbering="true" text:continue-list="list_Image3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41" text:continue-numbering="true" text:continue-list="list_Image4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42" text:continue-numbering="true" text:continue-list="list_Image4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43" text:continue-numbering="true" text:continue-list="list_Image4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44" text:continue-numbering="true" text:continue-list="list_Image4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45" text:continue-numbering="true" text:continue-list="list_Image4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46" text:continue-numbering="true" text:continue-list="list_Image4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47" text:continue-numbering="true" text:continue-list="list_Image4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48" text:continue-numbering="true" text:continue-list="list_Image4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49" text:continue-numbering="true" text:continue-list="list_Image4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50" text:continue-numbering="true" text:continue-list="list_Image4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51" text:continue-numbering="true" text:continue-list="list_Image5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52" text:continue-numbering="true" text:continue-list="list_Image5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53" text:continue-numbering="true" text:continue-list="list_Image5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54" text:continue-numbering="true" text:continue-list="list_Image5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55" text:continue-numbering="true" text:continue-list="list_Image5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56" text:continue-numbering="true" text:continue-list="list_Image5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57" text:continue-numbering="true" text:continue-list="list_Image5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58" text:continue-numbering="true" text:continue-list="list_Image5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59" text:continue-numbering="true" text:continue-list="list_Image5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age60" text:continue-numbering="true" text:continue-list="list_Image5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age6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age62" text:continue-numbering="true" text:continue-list="list_Image6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age6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Image64" text:continue-numbering="true" text:continue-list="list_Image6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6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Image66" text:continue-numbering="true" text:continue-list="list_Image6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6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68" text:continue-numbering="true" text:continue-list="list_Image6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69" text:continue-numbering="true" text:continue-list="list_Image6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70" text:continue-numbering="true" text:continue-list="list_Image6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71" text:continue-numbering="true" text:continue-list="list_Image7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72" text:continue-numbering="true" text:continue-list="list_Image7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73" text:continue-numbering="true" text:continue-list="list_Image7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age74" text:continue-numbering="true" text:continue-list="list_Image7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Image75" text:continue-numbering="true" text:continue-list="list_Image74"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76" text:continue-numbering="true" text:continue-list="list_Image7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7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78" text:continue-numbering="true" text:continue-list="list_Image7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79" text:continue-numbering="true" text:continue-list="list_Image7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80" text:continue-numbering="true" text:continue-list="list_Image7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81"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